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b142c"/>
    </style:style>
    <style:style style:name="P2" style:family="paragraph" style:parent-style-name="Standard" style:list-style-name="L1">
      <style:text-properties officeooo:paragraph-rsid="001b142c"/>
    </style:style>
    <style:style style:name="T1" style:family="text">
      <style:text-properties fo:color="#ce18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oftware Process Model – Integration and configuration.</text:p>
      <text:list xml:id="list2430339920" text:style-name="L1">
        <text:list-item>
          <text:p text:style-name="P1"><text:span text:style-name="T1">What is Software Engineering (SE) a response to?</text:span> </text:p>
          <text:list>
            <text:list-item>
              <text:p text:style-name="P1">Complexity, failure</text:p>
            </text:list-item>
          </text:list>
        </text:list-item>
        <text:list-item>
          <text:p text:style-name="P1">What are SE process activities?</text:p>
          <text:list>
            <text:list-item>
              <text:p text:style-name="P1">Specification – defining what the system should do</text:p>
            </text:list-item>
            <text:list-item>
              <text:p text:style-name="P1">Design and implementation – defining the organization of the system and implementing the system;</text:p>
            </text:list-item>
            <text:list-item>
              <text:p text:style-name="P1">Validation <text:s/>– checking that it does what the customer wants;</text:p>
            </text:list-item>
            <text:list-item>
              <text:p text:style-name="P1">Evolution – changing the system in response to changing customer needs.</text:p>
            </text:list-item>
          </text:list>
        </text:list-item>
        <text:list-item>
          <text:p text:style-name="P1">What is a software process model</text:p>
          <text:list>
            <text:list-item>
              <text:p text:style-name="P2">an abstract representation of a process. It presents a description of a process from a particular perspective.</text:p>
            </text:list-item>
          </text:list>
        </text:list-item>
        <text:list-item>
          <text:p text:style-name="P1">Name the 3 typical process models</text:p>
          <text:list>
            <text:list-item>
              <text:p text:style-name="P1">Waterfall model (plan-driven)</text:p>
            </text:list-item>
            <text:list-item>
              <text:p text:style-name="P1">Incremental model (plan-driven, agile or mix)</text:p>
            </text:list-item>
            <text:list-item>
              <text:p text:style-name="P1">Integration &amp; configurations model (reuse)</text:p>
            </text:list-item>
          </text:list>
        </text:list-item>
        <text:list-item>
          <text:p text:style-name="P1">Describe integration and configuration</text:p>
          <text:list>
            <text:list-item>
              <text:p text:style-name="P1">The system is assembled from existing configurable components. May be plan-driven or agile.</text:p>
            </text:list-item>
          </text:list>
        </text:list-item>
        <text:list-item>
          <text:p text:style-name="P1">Plan driven versus agile processes?</text:p>
          <text:list>
            <text:list-item>
              <text:p text:style-name="P1"><text:a xlink:type="simple" xlink:href="https://www.seguetech.com/waterfall-vs-agile-methodology/" text:style-name="Internet_20_link" text:visited-style-name="Visited_20_Internet_20_Link">https://www.seguetech.com/waterfall-vs-agile-methodology/</text:a> </text:p>
            </text:list-item>
          </text:list>
        </text:list-item>
        <text:list-item>
          <text:p text:style-name="P1">Describe how the incremental model works</text:p>
          <text:list>
            <text:list-item>
              <text:p text:style-name="P1">Specification, development and validation are interleaved.</text:p>
            </text:list-item>
          </text:list>
        </text:list-item>
        <text:list-item>
          <text:p text:style-name="P1">Describe Integration and Configuration process model</text:p>
          <text:list>
            <text:list-item>
              <text:p text:style-name="P1">What risks are reduced (development risk is reduced by reuse – instead lack of owner ship of what is reused, introduces risk of not being able to make desired changes to reused parts, at all or in the desired time frame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2:52:34.998843740</meta:creation-date>
    <dc:date>2019-01-05T13:28:52.645328056</dc:date>
    <meta:editing-duration>PT4M9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1" meta:paragraph-count="22" meta:word-count="205" meta:character-count="1335" meta:non-whitespace-character-count="1164"/>
  </office:meta>
</office:document-meta>
</file>